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3" style:family="table-cell" style:parent-style-name="Default" style:data-style-name="N166">
      <style:table-cell-properties fo:border-bottom="none" fo:border-left="0.06pt solid #000000" fo:border-right="0.06pt solid #000000" fo:border-top="none"/>
    </style:style>
    <style:style style:name="ce94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5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9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3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3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4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5" style:family="table-cell" style:parent-style-name="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5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9" style:family="table-cell" style:parent-style-name="Default" style:data-style-name="N3">
      <style:table-cell-properties fo:background-color="#ffff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">
      <style:table-cell-properties fo:background-color="#e8f2a1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3" style:family="table-cell" style:parent-style-name="Default">
      <style:table-cell-properties fo:background-color="#e8f2a1"/>
    </style:style>
    <style:style style:name="ce164" style:family="table-cell" style:parent-style-name="Default" style:data-style-name="N3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401" calcext:value-type="float" table:number-columns-spanned="2" table:number-rows-spanned="1">
            <text:p>54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ventari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89" table:number-columns-repeated="3"/>
          <table:table-cell table:style-name="ce119"/>
          <table:table-cell table:style-name="ce127"/>
          <table:table-cell table:style-name="ce132"/>
          <table:table-cell table:style-name="ce153"/>
          <table:table-cell table:style-name="ce157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35"/>
          <table:table-cell table:style-name="ce82" office:value-type="string" calcext:value-type="string">
            <text:p>Importaciones:</text:p>
          </table:table-cell>
          <table:table-cell table:style-name="ce18"/>
          <table:table-cell table:style-name="ce90" table:number-columns-repeated="3"/>
          <table:table-cell table:style-name="ce120"/>
          <table:table-cell table:style-name="ce128"/>
          <table:table-cell table:style-name="ce82" office:value-type="string" calcext:value-type="string">
            <text:p>Importaciones:</text:p>
          </table:table-cell>
          <table:table-cell table:style-name="ce154"/>
          <table:table-cell table:style-name="ce165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26"/>
          <table:table-cell table:style-name="ce91" office:value-type="float" office:value="1561640" calcext:value-type="float">
            <text:p>1,561,640</text:p>
          </table:table-cell>
          <table:table-cell table:style-name="ce92" table:number-columns-repeated="2"/>
          <table:table-cell table:style-name="ce91" table:formula="of:=[.D11]+[.E11]-[.F11]" office:value-type="float" office:value="1561640" calcext:value-type="float">
            <text:p>1,561,640</text:p>
          </table:table-cell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155" office:value-type="float" office:value="492787.06" calcext:value-type="float">
            <text:p>492,787</text:p>
          </table:table-cell>
          <table:table-cell table:style-name="ce166" table:formula="of:=[.G11]-[.J11]" office:value-type="float" office:value="1068852.94" calcext:value-type="float">
            <text:p>1,068,853</text:p>
          </table:table-cell>
          <table:table-cell table:style-name="ce159" office:value-type="float" office:value="492787.06" calcext:value-type="float">
            <text:p>492,787</text:p>
          </table:table-cell>
          <table:table-cell table:style-name="ce162" table:formula="of:=[.J11]-[.L11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34"/>
          <table:table-cell table:style-name="ce92" office:value-type="float" office:value="-43564" calcext:value-type="float">
            <text:p>(43,564)</text:p>
          </table:table-cell>
          <table:table-cell table:style-name="ce92" table:number-columns-repeated="2"/>
          <table:table-cell table:style-name="ce91" table:formula="of:=[.D12]+[.E12]-[.F12]" office:value-type="float" office:value="-43564" calcext:value-type="float">
            <text:p>(43,564)</text:p>
          </table:table-cell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92" office:value-type="float" office:value="466518.24" calcext:value-type="float">
            <text:p>466,518</text:p>
          </table:table-cell>
          <table:table-cell table:style-name="ce166" table:formula="of:=[.G12]-[.J12]" office:value-type="float" office:value="-510082.24" calcext:value-type="float">
            <text:p>(510,082)</text:p>
          </table:table-cell>
          <table:table-cell table:style-name="ce159" office:value-type="float" office:value="-241905" calcext:value-type="float">
            <text:p>-241,905</text:p>
          </table:table-cell>
          <table:table-cell table:style-name="ce162" table:formula="of:=[.J12]-[.L12]" office:value-type="float" office:value="708423.24" calcext:value-type="float">
            <text:p>708,423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26"/>
          <table:table-cell table:style-name="ce91"/>
          <table:table-cell table:style-name="ce92" table:number-columns-repeated="2"/>
          <table:table-cell table:style-name="ce91"/>
          <table:table-cell table:style-name="ce11"/>
          <table:table-cell table:style-name="ce31"/>
          <table:table-cell table:style-name="ce155"/>
          <table:table-cell table:style-name="ce16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34"/>
          <table:table-cell table:style-name="ce92" office:value-type="float" office:value="1715139" calcext:value-type="float">
            <text:p>1,715,139</text:p>
          </table:table-cell>
          <table:table-cell table:style-name="ce92" table:number-columns-repeated="2"/>
          <table:table-cell table:style-name="ce91" table:formula="of:=[.D14]+[.E14]-[.F14]" office:value-type="float" office:value="1715139" calcext:value-type="float">
            <text:p>1,715,139</text:p>
          </table:table-cell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92" office:value-type="float" office:value="4042314.33" calcext:value-type="float">
            <text:p>4,042,314</text:p>
          </table:table-cell>
          <table:table-cell table:style-name="ce166" table:formula="of:=[.G14]-[.J14]" office:value-type="float" office:value="-2327175.33" calcext:value-type="float">
            <text:p>(2,327,175)</text:p>
          </table:table-cell>
          <table:table-cell table:style-name="ce159" office:value-type="float" office:value="4042098.67" calcext:value-type="float">
            <text:p>4,042,099</text:p>
          </table:table-cell>
          <table:table-cell table:style-name="ce162" table:formula="of:=[.J14]-[.L14]" office:value-type="float" office:value="215.660000000149" calcext:value-type="float">
            <text:p>216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34"/>
          <table:table-cell table:style-name="ce92" office:value-type="float" office:value="143979" calcext:value-type="float">
            <text:p>143,979</text:p>
          </table:table-cell>
          <table:table-cell table:style-name="ce92" table:number-columns-repeated="2"/>
          <table:table-cell table:style-name="ce91" table:formula="of:=[.D16]+[.E16]-[.F16]" office:value-type="float" office:value="143979" calcext:value-type="float">
            <text:p>143,979</text:p>
          </table:table-cell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92" office:value-type="float" office:value="358982.09" calcext:value-type="float">
            <text:p>358,982</text:p>
          </table:table-cell>
          <table:table-cell table:style-name="ce166" table:formula="of:=[.G16]-[.J16]" office:value-type="float" office:value="-215003.09" calcext:value-type="float">
            <text:p>(215,003)</text:p>
          </table:table-cell>
          <table:table-cell table:style-name="ce159" office:value-type="float" office:value="356597.98" calcext:value-type="float">
            <text:p>356,598</text:p>
          </table:table-cell>
          <table:table-cell table:style-name="ce162" table:formula="of:=[.J16]-[.L16]" office:value-type="float" office:value="2384.11000000004" calcext:value-type="float">
            <text:p>2,384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3"/>
          <table:table-cell table:style-name="ce85" office:value-type="string" calcext:value-type="string">
            <text:p>Producto Terminado</text:p>
          </table:table-cell>
          <table:table-cell table:style-name="ce23"/>
          <table:table-cell table:style-name="ce93" table:number-columns-repeated="4"/>
          <table:table-cell table:style-name="ce23"/>
          <table:table-cell table:style-name="ce85" office:value-type="string" calcext:value-type="string">
            <text:p>Producto Terminado</text:p>
          </table:table-cell>
          <table:table-cell table:style-name="ce93" table:number-columns-repeated="2"/>
          <table:table-cell table:style-name="ce160"/>
          <table:table-cell table:style-name="ce163"/>
          <table:table-cell table:style-name="Default" table:number-columns-repeated="1011"/>
        </table:table-row>
        <table:table-row table:style-name="ro2"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34"/>
          <table:table-cell table:style-name="ce92" office:value-type="float" office:value="1259180" calcext:value-type="float">
            <text:p>1,259,180</text:p>
          </table:table-cell>
          <table:table-cell table:style-name="ce92" table:number-columns-repeated="2"/>
          <table:table-cell table:style-name="ce91" table:formula="of:=[.D19]+[.E19]-[.F19]" office:value-type="float" office:value="1259180" calcext:value-type="float">
            <text:p>1,259,180</text:p>
          </table:table-cell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92" office:value-type="float" office:value="589653.64" calcext:value-type="float">
            <text:p>589,654</text:p>
          </table:table-cell>
          <table:table-cell table:style-name="ce166" table:formula="of:=[.G19]-[.J19]" office:value-type="float" office:value="669526.36" calcext:value-type="float">
            <text:p>669,526</text:p>
          </table:table-cell>
          <table:table-cell table:style-name="ce159" office:value-type="float" office:value="565006.26" calcext:value-type="float">
            <text:p>565,006</text:p>
          </table:table-cell>
          <table:table-cell table:style-name="ce162" table:formula="of:=[.J19]-[.L19]" office:value-type="float" office:value="24647.38" calcext:value-type="float">
            <text:p>24,647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34"/>
          <table:table-cell table:style-name="ce92" office:value-type="float" office:value="-15193" calcext:value-type="float">
            <text:p>(15,193)</text:p>
          </table:table-cell>
          <table:table-cell table:style-name="ce92" table:number-columns-repeated="2"/>
          <table:table-cell table:style-name="ce91" table:formula="of:=[.D20]+[.E20]-[.F20]" office:value-type="float" office:value="-15193" calcext:value-type="float">
            <text:p>(15,193)</text:p>
          </table:table-cell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92" office:value-type="float" office:value="26501.96" calcext:value-type="float">
            <text:p>26,502</text:p>
          </table:table-cell>
          <table:table-cell table:style-name="ce166" table:formula="of:=[.G20]-[.J20]" office:value-type="float" office:value="-41694.96" calcext:value-type="float">
            <text:p>(41,695)</text:p>
          </table:table-cell>
          <table:table-cell table:style-name="ce159" office:value-type="float" office:value="26501.96" calcext:value-type="float">
            <text:p>26,502</text:p>
          </table:table-cell>
          <table:table-cell table:style-name="ce162" table:formula="of:=[.J20]-[.L20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3"/>
          <table:table-cell table:style-name="ce85" office:value-type="string" calcext:value-type="string">
            <text:p>Inventario de suministros:</text:p>
          </table:table-cell>
          <table:table-cell table:style-name="ce23"/>
          <table:table-cell table:style-name="ce93" table:number-columns-repeated="4"/>
          <table:table-cell table:style-name="ce23"/>
          <table:table-cell table:style-name="ce85" office:value-type="string" calcext:value-type="string">
            <text:p>Inventario de suministros:</text:p>
          </table:table-cell>
          <table:table-cell table:style-name="ce93" table:number-columns-repeated="2"/>
          <table:table-cell table:style-name="ce160"/>
          <table:table-cell table:style-name="ce163"/>
          <table:table-cell table:style-name="Default" table:number-columns-repeated="1011"/>
        </table:table-row>
        <table:table-row table:style-name="ro2"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34"/>
          <table:table-cell table:style-name="ce92" office:value-type="float" office:value="120670" calcext:value-type="float">
            <text:p>120,670</text:p>
          </table:table-cell>
          <table:table-cell table:style-name="ce92" table:number-columns-repeated="2"/>
          <table:table-cell table:style-name="ce91" table:formula="of:=[.D23]+[.E23]-[.F23]" office:value-type="float" office:value="120670" calcext:value-type="float">
            <text:p>120,670</text:p>
          </table:table-cell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92" office:value-type="float" office:value="40988.17" calcext:value-type="float">
            <text:p>40,988</text:p>
          </table:table-cell>
          <table:table-cell table:style-name="ce166" table:formula="of:=[.G23]-[.J23]" office:value-type="float" office:value="79681.83" calcext:value-type="float">
            <text:p>79,682</text:p>
          </table:table-cell>
          <table:table-cell table:style-name="ce159" office:value-type="float" office:value="41290.12" calcext:value-type="float">
            <text:p>41,290</text:p>
          </table:table-cell>
          <table:table-cell table:style-name="ce162" table:formula="of:=[.J23]-[.L23]" office:value-type="float" office:value="-301.950000000004" calcext:value-type="float">
            <text:p>-302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34"/>
          <table:table-cell table:style-name="ce92" office:value-type="float" office:value="344962" calcext:value-type="float">
            <text:p>344,962</text:p>
          </table:table-cell>
          <table:table-cell table:style-name="ce92" table:number-columns-repeated="2"/>
          <table:table-cell table:style-name="ce91" table:formula="of:=[.D24]+[.E24]-[.F24]" office:value-type="float" office:value="344962" calcext:value-type="float">
            <text:p>344,962</text:p>
          </table:table-cell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92" office:value-type="float" office:value="393908.33" calcext:value-type="float">
            <text:p>393,908</text:p>
          </table:table-cell>
          <table:table-cell table:style-name="ce166" table:formula="of:=[.G24]-[.J24]" office:value-type="float" office:value="-48946.33" calcext:value-type="float">
            <text:p>(48,946)</text:p>
          </table:table-cell>
          <table:table-cell table:style-name="ce159" office:value-type="float" office:value="400465.86" calcext:value-type="float">
            <text:p>400,466</text:p>
          </table:table-cell>
          <table:table-cell table:style-name="ce162" table:formula="of:=[.J24]-[.L24]" office:value-type="float" office:value="-6557.52999999997" calcext:value-type="float">
            <text:p>-6,558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34"/>
          <table:table-cell table:style-name="ce92" office:value-type="float" office:value="60013" calcext:value-type="float">
            <text:p>60,013</text:p>
          </table:table-cell>
          <table:table-cell table:style-name="ce92" table:number-columns-repeated="2"/>
          <table:table-cell table:style-name="ce91" table:formula="of:=[.D25]+[.E25]-[.F25]" office:value-type="float" office:value="60013" calcext:value-type="float">
            <text:p>60,013</text:p>
          </table:table-cell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92" office:value-type="float" office:value="44911.58" calcext:value-type="float">
            <text:p>44,912</text:p>
          </table:table-cell>
          <table:table-cell table:style-name="ce166" table:formula="of:=[.G25]-[.J25]" office:value-type="float" office:value="15101.42" calcext:value-type="float">
            <text:p>15,101</text:p>
          </table:table-cell>
          <table:table-cell table:style-name="ce159" office:value-type="float" office:value="38384.32" calcext:value-type="float">
            <text:p>38,384</text:p>
          </table:table-cell>
          <table:table-cell table:style-name="ce162" table:formula="of:=[.J25]-[.L25]" office:value-type="float" office:value="6527.26" calcext:value-type="float">
            <text:p>6,527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34"/>
          <table:table-cell table:style-name="ce92" office:value-type="float" office:value="263225" calcext:value-type="float">
            <text:p>263,225</text:p>
          </table:table-cell>
          <table:table-cell table:style-name="ce92" table:number-columns-repeated="2"/>
          <table:table-cell table:style-name="ce91" table:formula="of:=[.D26]+[.E26]-[.F26]" office:value-type="float" office:value="263225" calcext:value-type="float">
            <text:p>263,225</text:p>
          </table:table-cell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92" office:value-type="float" office:value="7136.06" calcext:value-type="float">
            <text:p>7,136</text:p>
          </table:table-cell>
          <table:table-cell table:style-name="ce166" table:formula="of:=[.G26]-[.J26]" office:value-type="float" office:value="256088.94" calcext:value-type="float">
            <text:p>256,089</text:p>
          </table:table-cell>
          <table:table-cell table:style-name="ce159" office:value-type="float" office:value="7136.06" calcext:value-type="float">
            <text:p>7,136</text:p>
          </table:table-cell>
          <table:table-cell table:style-name="ce162" table:formula="of:=[.J26]-[.L26]" office:value-type="float" office:value="0" calcext:value-type="float">
            <text:p>0</text:p>
          </table:table-cell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4" table:number-columns-repeated="2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9"/>
          <table:table-cell table:style-name="ce16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94" table:number-columns-repeated="3"/>
          <table:table-cell table:style-name="ce122"/>
          <table:table-cell table:style-name="ce129"/>
          <table:table-cell table:style-name="ce133"/>
          <table:table-cell table:style-name="ce94"/>
          <table:table-cell table:style-name="ce167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5" table:formula="of:=SUM([.D9:.D28])" office:value-type="float" office:value="5410051" calcext:value-type="float">
            <text:p>5,410,051</text:p>
          </table:table-cell>
          <table:table-cell table:style-name="ce95" table:formula="of:=SUM([.E9:.E28])" office:value-type="float" office:value="0" calcext:value-type="float">
            <text:p>0</text:p>
          </table:table-cell>
          <table:table-cell table:style-name="ce95" table:formula="of:=SUM([.F9:.F28])" office:value-type="float" office:value="0" calcext:value-type="float">
            <text:p>0</text:p>
          </table:table-cell>
          <table:table-cell table:style-name="ce95" table:formula="of:=SUM([.G9:.G28])" office:value-type="float" office:value="5410051" calcext:value-type="float">
            <text:p>5,410,051</text:p>
          </table:table-cell>
          <table:table-cell table:style-name="ce41" table:number-columns-repeated="2"/>
          <table:table-cell table:style-name="ce95" table:formula="of:=SUM([.J9:.J28])" office:value-type="float" office:value="6463701.46" calcext:value-type="float">
            <text:p>6,463,701</text:p>
          </table:table-cell>
          <table:table-cell table:style-name="ce168" table:formula="of:=SUM([.K9:.K28])" office:value-type="float" office:value="-1053650.46" calcext:value-type="float">
            <text:p>(1,053,650)</text:p>
          </table:table-cell>
          <table:table-cell table:style-name="ce161"/>
          <table:table-cell table:style-name="ce164"/>
          <table:table-cell table:style-name="ce47" table:number-columns-repeated="1011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56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Inventario de Bobinas</text:p>
          </table:table-cell>
          <table:table-cell table:style-name="ce57"/>
          <table:table-cell table:style-name="ce113" table:formula="of:=[.G14]" office:value-type="float" office:value="1715139" calcext:value-type="float">
            <text:p>1,715,139</text:p>
          </table:table-cell>
          <table:table-cell table:style-name="ce113" table:formula="of:=[.J14]" office:value-type="float" office:value="4042314.33" calcext:value-type="float">
            <text:p>4,042,314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En Tránsito</text:p>
          </table:table-cell>
          <table:table-cell table:style-name="ce57"/>
          <table:table-cell table:style-name="ce113" table:formula="of:=[.G11]+[.G12]" office:value-type="float" office:value="1518076" calcext:value-type="float">
            <text:p>1,518,076</text:p>
          </table:table-cell>
          <table:table-cell table:style-name="ce113" table:formula="of:=[.J11]+[.J12]" office:value-type="float" office:value="959305.3" calcext:value-type="float">
            <text:p>959,305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Producto Terminado</text:p>
          </table:table-cell>
          <table:table-cell table:style-name="ce57"/>
          <table:table-cell table:style-name="ce113" table:formula="of:=[.G19]+[.G20]" office:value-type="float" office:value="1243987" calcext:value-type="float">
            <text:p>1,243,987</text:p>
          </table:table-cell>
          <table:table-cell table:style-name="ce113" table:formula="of:=[.J19]+[.J20]" office:value-type="float" office:value="616155.6" calcext:value-type="float">
            <text:p>616,15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Materia Prima</text:p>
          </table:table-cell>
          <table:table-cell table:style-name="ce57"/>
          <table:table-cell table:style-name="ce113" table:formula="of:=[.G16]" office:value-type="float" office:value="143979" calcext:value-type="float">
            <text:p>143,979</text:p>
          </table:table-cell>
          <table:table-cell table:style-name="ce113" table:formula="of:=[.J16]" office:value-type="float" office:value="358982.09" calcext:value-type="float">
            <text:p>358,982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3" table:formula="of:=[.G26]+[.G23]+[.G24]+[.G25]" office:value-type="float" office:value="788870" calcext:value-type="float">
            <text:p>788,870</text:p>
          </table:table-cell>
          <table:table-cell table:style-name="ce113" table:formula="of:=[.J26]+[.J23]+[.J24]+[.J25]" office:value-type="float" office:value="486944.14" calcext:value-type="float">
            <text:p>486,944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114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8" table:formula="of:=+SUM([.D34:.D39])" office:value-type="float" office:value="5410051" calcext:value-type="float">
            <text:p>5,410,051</text:p>
          </table:table-cell>
          <table:table-cell table:style-name="ce108" table:formula="of:=+SUM([.E34:.E39])" office:value-type="float" office:value="6463701.46" calcext:value-type="float">
            <text:p>6,463,701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office:value-type="string" calcext:value-type="string">
            <text:p>Estados financieros revisados a fecha de corte del 30 de septiembre del 2021</text:p>
          </table:table-cell>
          <table:table-cell table:style-name="ce25" table:number-columns-repeated="8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office:value-type="string" calcext:value-type="string">
            <text:p>Revisión de los movimientos a fecha de corte del 31 de diciembre del 2021</text:p>
          </table:table-cell>
          <table:table-cell table:style-name="ce25" table:number-columns-repeated="8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 number:title="Definido por el usuario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3:16.9749836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2:20:57.876124095</dc:date>
    <meta:editing-cycles>11</meta:editing-cycles>
    <meta:editing-duration>PT1H9M47S</meta:editing-duration>
    <meta:document-statistic meta:table-count="1" meta:cell-count="177" meta:object-count="0"/>
  </office:meta>
</office:document-meta>
</file>